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.putAttributes( final SymbolTable symbolTable , final ByteVector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.Attribute( final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.contains( final Attribute attribu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.computeAttributesSize( final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.isUnkn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putAttributes( final SymbolTable symbolTable , final byte [ ] code , final int codeLength , final int maxStack , final int maxLocals , final ByteVector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.isCod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.add( final Attribute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.putAttributes( final SymbolTable symbolTable , final int accessFlags , final int signatureIndex , final ByteVector out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ttribute.read( final ClassReader classReader , final int offset , final int length , final char [ ] charBuffer , final int codeAttributeOffset , final Label [ ] 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.computeAttributesSize( final SymbolTable symbolTable , final byte [ ] code , final int codeLength , final int maxStack , final int maxLoc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.computeAttributesSize( final SymbolTable symbolTable , final int accessFlags , final int signature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ttribute.get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.addAttributes( final Attribute attribute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.getAttribut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.write( final ClassWriter classWriter , final byte [ ] code , final int codeLength , final int maxStack , final int maxLoc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